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Inconsolata, monospace, arial, " svg:font-family="Inconsolata, monospace, arial, "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fo:text-align="center"/>
    </style:style>
    <style:style style:name="P2" style:parent-style-name="Standard" style:family="paragraph">
      <style:paragraph-properties fo:text-align="center"/>
    </style:style>
    <style:style style:name="P3" style:parent-style-name="Standard" style:family="paragraph">
      <style:paragraph-properties fo:text-align="center"/>
    </style:style>
    <style:style style:name="P4" style:parent-style-name="Standard" style:family="paragraph">
      <style:paragraph-properties fo:text-align="center"/>
    </style:style>
    <style:style style:name="P5" style:parent-style-name="Standard" style:list-style-name="LFO1" style:family="paragraph"/>
    <style:style style:name="P6" style:parent-style-name="Standard" style:list-style-name="LFO1" style:family="paragraph"/>
    <style:style style:name="P7" style:parent-style-name="Standard" style:list-style-name="LFO1" style:family="paragraph"/>
    <style:style style:name="P8" style:parent-style-name="Standard" style:list-style-name="LFO1" style:family="paragraph"/>
    <style:style style:name="P9" style:parent-style-name="Standard" style:list-style-name="LFO1" style:family="paragraph"/>
    <style:style style:name="T10" style:parent-style-name="DefaultParagraphFont" style:family="text">
      <style:text-properties style:font-name="Inconsolata, monospace, arial, " fo:color="#000000" fo:font-size="8pt" style:font-size-asian="8pt"/>
    </style:style>
    <style:style style:name="T11" style:parent-style-name="DefaultParagraphFont" style:family="text">
      <style:text-properties style:font-name="Inconsolata, monospace, arial, " fo:font-size="8pt" style:font-size-asian="8pt"/>
    </style:style>
    <style:style style:name="T12" style:parent-style-name="DefaultParagraphFont" style:family="text">
      <style:text-properties style:font-name="Inconsolata, monospace, arial, " fo:color="#000000" fo:font-size="8pt" style:font-size-asian="8pt"/>
    </style:style>
    <style:style style:name="T13" style:parent-style-name="DefaultParagraphFont" style:family="text">
      <style:text-properties style:font-name="Inconsolata, monospace, arial, " fo:color="#1155CC" fo:font-size="8pt" style:font-size-asian="8pt"/>
    </style:style>
    <style:style style:name="T14" style:parent-style-name="DefaultParagraphFont" style:family="text">
      <style:text-properties style:font-name="Inconsolata, monospace, arial, " fo:color="#000000" fo:font-size="8pt" style:font-size-asian="8pt"/>
    </style:style>
    <style:style style:name="T15" style:parent-style-name="DefaultParagraphFont" style:family="text">
      <style:text-properties style:font-name="Inconsolata, monospace, arial, " fo:color="#008000" fo:font-size="8pt" style:font-size-asian="8pt"/>
    </style:style>
    <style:style style:name="T16" style:parent-style-name="DefaultParagraphFont" style:family="text">
      <style:text-properties style:font-name="Inconsolata, monospace, arial, " fo:color="#000000" fo:font-size="8pt" style:font-size-asian="8pt"/>
    </style:style>
    <style:style style:name="T17" style:parent-style-name="DefaultParagraphFont" style:family="text">
      <style:text-properties style:font-name="Inconsolata, monospace, arial, " fo:font-size="8pt" style:font-size-asian="8pt"/>
    </style:style>
    <style:style style:name="T18" style:parent-style-name="DefaultParagraphFont" style:family="text">
      <style:text-properties style:font-name="Inconsolata, monospace, arial, " fo:color="#000000" fo:font-size="8pt" style:font-size-asian="8pt"/>
    </style:style>
    <style:style style:name="T19" style:parent-style-name="DefaultParagraphFont" style:family="text">
      <style:text-properties style:font-name="Inconsolata, monospace, arial, " fo:color="#008000" fo:font-size="8pt" style:font-size-asian="8pt"/>
    </style:style>
    <style:style style:name="T20" style:parent-style-name="DefaultParagraphFont" style:family="text">
      <style:text-properties style:font-name="Inconsolata, monospace, arial, " fo:color="#000000" fo:font-size="8pt" style:font-size-asian="8pt"/>
    </style:style>
    <style:style style:name="T21" style:parent-style-name="DefaultParagraphFont" style:family="text">
      <style:text-properties style:font-name="Inconsolata, monospace, arial, " fo:color="#008000" fo:font-size="8pt" style:font-size-asian="8pt"/>
    </style:style>
    <style:style style:name="T22" style:parent-style-name="DefaultParagraphFont" style:family="text">
      <style:text-properties style:font-name="Inconsolata, monospace, arial, " fo:color="#000000" fo:font-size="8pt" style:font-size-asian="8pt"/>
    </style:style>
    <style:style style:name="T23" style:parent-style-name="DefaultParagraphFont" style:family="text">
      <style:text-properties style:font-name="Inconsolata, monospace, arial, " fo:font-size="8pt" style:font-size-asian="8pt"/>
    </style:style>
    <style:style style:name="T24" style:parent-style-name="DefaultParagraphFont" style:family="text">
      <style:text-properties style:font-name="Inconsolata, monospace, arial, " fo:color="#000000" fo:font-size="8pt" style:font-size-asian="8pt"/>
    </style:style>
    <style:style style:name="T25" style:parent-style-name="DefaultParagraphFont" style:family="text">
      <style:text-properties style:font-name="Inconsolata, monospace, arial, " fo:font-size="8pt" style:font-size-asian="8pt"/>
    </style:style>
    <style:style style:name="T26" style:parent-style-name="DefaultParagraphFont" style:family="text">
      <style:text-properties style:font-name="Inconsolata, monospace, arial, " fo:color="#000000" fo:font-size="8pt" style:font-size-asian="8pt"/>
    </style:style>
    <style:style style:name="T27" style:parent-style-name="DefaultParagraphFont" style:family="text">
      <style:text-properties style:font-name="Inconsolata, monospace, arial, " fo:color="#1155CC" fo:font-size="8pt" style:font-size-asian="8pt"/>
    </style:style>
    <style:style style:name="T28" style:parent-style-name="DefaultParagraphFont" style:family="text">
      <style:text-properties style:font-name="Inconsolata, monospace, arial, " fo:color="#000000" fo:font-size="8pt" style:font-size-asian="8pt"/>
    </style:style>
    <style:style style:name="T29" style:parent-style-name="DefaultParagraphFont" style:family="text">
      <style:text-properties style:font-name="Inconsolata, monospace, arial, " fo:color="#1155CC" fo:font-size="8pt" style:font-size-asian="8pt"/>
    </style:style>
    <style:style style:name="T30" style:parent-style-name="DefaultParagraphFont" style:family="text">
      <style:text-properties style:font-name="Inconsolata, monospace, arial, " fo:color="#000000" fo:font-size="8pt" style:font-size-asian="8pt"/>
    </style:style>
    <style:style style:name="P31" style:parent-style-name="Standard" style:list-style-name="LFO1" style:family="paragraph"/>
    <style:style style:name="P32" style:parent-style-name="Standard" style:list-style-name="LFO2" style:family="paragraph"/>
    <style:style style:name="P33" style:parent-style-name="Standard" style:list-style-name="LFO2" style:family="paragraph"/>
    <style:style style:name="P34" style:parent-style-name="Standard" style:list-style-name="LFO2" style:family="paragraph"/>
  </office:automatic-styles>
  <office:body>
    <office:text text:use-soft-page-breaks="true">
      <text:p text:style-name="P1">Holiday Closure</text:p>
      <text:p text:style-name="P2">11/16/17</text:p>
      <text:p text:style-name="P3">Payson Lippert (406) 930-0464</text:p>
      <text:p text:style-name="P4"/>
      <text:p text:style-name="Standard"><text:tab/>The holiday closure is a Google form and group of spreadsheets that are used when NYP is asking different stations what the<text:s/>hours will be for the given holiday. <text:s/>This is done by sending out a Google form asking the station to fill in the updated hours and who it was verified with. <text:s/>There are a few forms that are used, there are two that fill out the addresses of the stations and other information on it. So far this has not needed to be changed and has not required any further development or time. <text:s/>The main form that is specific to each holiday is where the problems arise.</text:p>
      <text:p text:style-name="Standard"><text:tab/>The form that is being used for Thanksgiving 2017 is outputting the responses to a spreadsheet titled <text:s/>”Holiday Closure Data Entry Responses (2017)”. This is auto filled and generated with the given form. <text:s/>From that spreadsheet it is imported into the main form titled “FRIDAY NOV 24TH”. This has 7 different sheets. The Responses sheet imports the data that has been collected in the form, in cell 1,1 there is an import script, this chooses which columns to import, if there are any additional questions being added, this will need to be changed. <text:s/>Also on the Responses form is the timestamp, this is located in the last column, currently in “O”. This is crucial that in the MASTER sheet at the response time it must read the correct column to match the rest of the data. <text:s/>The MASTER sheet uses the response time to match<text:s/>with the rest of the rows and then the Public sheet will read from there. <text:s/></text:p>
      <text:p text:style-name="Standard"><text:tab/>If any questions are to be added here are the steps:</text:p>
      <text:list text:style-name="LFO1" text:continue-numbering="true">
        <text:list-item>
          <text:p text:style-name="P5">Add the question on the form, easiest to just click on the link in the public sheet and change it through there. <text:s/>It is much easier to just add a question to the end of the form then to try to add one to the middle.</text:p>
        </text:list-item>
        <text:list-item>
          <text:p text:style-name="P6">In the RESPONSES tab, increase the rows that it is importing, it goes by the column letter, for example change A:L to A:N.</text:p>
        </text:list-item>
        <text:list-item>
          <text:p text:style-name="P7">The the RESPONSES tab, move the timestamp over to past where it will import from, if it is importing rows A:N, responses must be moved to the M column.</text:p>
        </text:list-item>
        <text:list-item>
          <text:p text:style-name="P8">In the MASTER sheet, change the timestamp script to read the correct column in the RESPONSES tab, it uses the timestamp to match for data so if this is not right, no data will show up.<text:s/>It will look very similar to the next step.</text:p>
        </text:list-item>
        <text:list-item>
          <text:p text:style-name="P9">In the MASTER sheet, create a new column for the new question, it is much easier to just copy the contents of the column before the one that was added, it will require adjusting though. For this new column, if the question was added at the end of the sheet, the script should look like:<text:line-break/><text:span text:style-name="T10">=ARRAYFORMULA(IF(ROW(</text:span><text:span text:style-name="T11">A1:A</text:span><text:span text:style-name="T12">)=</text:span><text:span text:style-name="T13">1</text:span><text:span text:style-name="T14">,</text:span><text:span text:style-name="T15">"COMMENTS"</text:span><text:span text:style-name="T16">,if(</text:span><text:span text:style-name="T17">U1:U</text:span><text:span text:style-name="T18">=</text:span><text:span text:style-name="T19">""</text:span><text:span text:style-name="T20">,</text:span><text:span text:style-name="T21">""</text:span><text:span text:style-name="T22">,vlookup(</text:span><text:span text:style-name="T23">U1:U</text:span><text:span text:style-name="T24">,</text:span><text:span text:style-name="T25">RESPONSES!A:O</text:span><text:span text:style-name="T26">,</text:span><text:span text:style-name="T27">14</text:span><text:span text:style-name="T28">,</text:span><text:span text:style-name="T29">FALSE</text:span><text:span text:style-name="T30">))))</text:span><text:s/><text:line-break/>If there will be a question in the P column, change the O to a P and the 14 to a 15.</text:p>
        </text:list-item>
        <text:list-item>
          <text:p text:style-name="P31">All should be correct now, do a few tests with the form to be sure of this.</text:p>
        </text:list-item>
      </text:list>
      <text:p text:style-name="Standard">Debugging</text:p>
      <text:list text:style-name="LFO2" text:continue-numbering="true">
        <text:list-item>
          <text:p text:style-name="P32">Check the ”Holiday Closure Data Entry Responses (2017)” sheet, if this is getting the data correctly then it is not a problem with the form.</text:p>
        </text:list-item>
        <text:list-item>
          <text:p text:style-name="P33">Check the RESPONSES tab, if this is not getting the data desired, try steps 2 and 3, this may require steps 4-5 as well.</text:p>
        </text:list-item>
        <text:list-item>
          <text:p text:style-name="P34">ALWAYS be sure the timestamp on the MASTER sheet is reading it correctly, if it is not, no data will appear.</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Inconsolata, monospace, arial, " svg:font-family="Inconsolata, monospace, arial, "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AN R</meta:initial-creator>
    <dc:creator>DAN R</dc:creator>
    <meta:creation-date>2021-01-04T19:27:00Z</meta:creation-date>
    <dc:date>2021-01-04T19:27:00Z</dc:date>
    <meta:template xlink:href="Normal.dotm" xlink:type="simple"/>
    <meta:editing-cycles>2</meta:editing-cycles>
    <meta:editing-duration>PT0S</meta:editing-duration>
    <meta:document-statistic meta:page-count="1" meta:paragraph-count="6" meta:word-count="482" meta:character-count="3229" meta:row-count="22" meta:non-whitespace-character-count="2753"/>
  </office:meta>
</office:document-meta>
</file>